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family="Courier" style:font-family-generic="modern" style:font-pitch="fixed" fo:font-size="9pt" style:font-weight-asian="250"/>
    </style:style>
    <style:style style:name="P2" style:family="paragraph">
      <style:text-properties fo:font-family="Courier" style:font-family-generic="modern" style:font-pitch="fixed" fo:font-size="9pt" style:font-size-asian="9pt" style:font-weight-asian="250" style:font-size-complex="9pt"/>
    </style:style>
    <style:style style:name="P3" style:family="paragraph">
      <style:paragraph-properties fo:text-align="center"/>
    </style:style>
    <style:style style:name="P4" style:family="paragraph">
      <style:text-properties fo:font-family="Courier" style:font-family-generic="modern" style:font-pitch="fixed" fo:font-size="9pt" style:font-size-asian="9pt" style:font-size-complex="9pt"/>
    </style:style>
    <style:style style:name="T1" style:family="text">
      <style:text-properties fo:font-family="Courier" style:font-family-generic="modern" style:font-pitch="fixed" fo:font-size="9pt" style:font-size-asian="9pt" style:font-weight-asian="250" style:font-size-complex="9pt"/>
    </style:style>
    <style:style style:name="T2" style:family="text">
      <style:text-properties fo:font-family="Courier" style:font-family-generic="modern" style:font-pitch="fixed" fo:font-size="9pt" style:font-weight-asian="25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424cm" svg:height="0.522cm" svg:x="4.635cm" svg:y="2.331cm">
          <text:p/>
        </draw:rect>
        <draw:frame draw:style-name="gr2" draw:text-style-name="P2" draw:layer="layout" svg:width="2.411cm" svg:height="0.569cm" svg:x="2.171cm" svg:y="2.331cm">
          <draw:text-box>
            <text:p><text:span text:style-name="T1">0xcff00c8c</text:span></text:p>
          </draw:text-box>
        </draw:frame>
        <draw:rect draw:style-name="gr1" draw:text-style-name="P1" draw:layer="layout" svg:width="5.424cm" svg:height="0.522cm" svg:x="4.635cm" svg:y="2.83cm">
          <text:p/>
        </draw:rect>
        <draw:frame draw:style-name="gr2" draw:text-style-name="P2" draw:layer="layout" svg:width="2.411cm" svg:height="0.569cm" svg:x="2.171cm" svg:y="2.83cm">
          <draw:text-box>
            <text:p><text:span text:style-name="T1">0xcff00c90</text:span></text:p>
          </draw:text-box>
        </draw:frame>
        <draw:rect draw:style-name="gr1" draw:text-style-name="P1" draw:layer="layout" svg:width="5.424cm" svg:height="0.522cm" svg:x="4.635cm" svg:y="3.331cm">
          <text:p/>
        </draw:rect>
        <draw:frame draw:style-name="gr2" draw:text-style-name="P2" draw:layer="layout" svg:width="2.411cm" svg:height="0.569cm" svg:x="2.171cm" svg:y="3.331cm">
          <draw:text-box>
            <text:p><text:span text:style-name="T1">0xcff00c94</text:span></text:p>
          </draw:text-box>
        </draw:frame>
        <draw:rect draw:style-name="gr3" draw:text-style-name="P1" draw:layer="layout" svg:width="5.424cm" svg:height="0.522cm" svg:x="4.635cm" svg:y="3.83cm">
          <text:p text:style-name="P1">0xcff00ca0</text:p>
        </draw:rect>
        <draw:frame draw:style-name="gr2" draw:text-style-name="P2" draw:layer="layout" svg:width="2.411cm" svg:height="0.569cm" svg:x="2.171cm" svg:y="3.83cm">
          <draw:text-box>
            <text:p><text:span text:style-name="T1">0xcff00c98</text:span></text:p>
          </draw:text-box>
        </draw:frame>
        <draw:rect draw:style-name="gr3" draw:text-style-name="P1" draw:layer="layout" svg:width="5.424cm" svg:height="0.522cm" svg:x="4.635cm" svg:y="4.331cm">
          <text:p text:style-name="P1">0x1024</text:p>
        </draw:rect>
        <draw:frame draw:style-name="gr2" draw:text-style-name="P2" draw:layer="layout" svg:width="2.411cm" svg:height="0.569cm" svg:x="2.171cm" svg:y="4.331cm">
          <draw:text-box>
            <text:p><text:span text:style-name="T1">0xcff00c9c</text:span></text:p>
          </draw:text-box>
        </draw:frame>
        <draw:rect draw:style-name="gr3" draw:text-style-name="P1" draw:layer="layout" svg:width="5.424cm" svg:height="0.522cm" svg:x="4.635cm" svg:y="4.83cm">
          <text:p text:style-name="P1">0</text:p>
        </draw:rect>
        <draw:frame draw:style-name="gr2" draw:text-style-name="P2" draw:layer="layout" svg:width="2.411cm" svg:height="0.569cm" svg:x="2.171cm" svg:y="4.83cm">
          <draw:text-box>
            <text:p><text:span text:style-name="T1">0xcff00ca0</text:span></text:p>
          </draw:text-box>
        </draw:frame>
        <draw:rect draw:style-name="gr3" draw:text-style-name="P1" draw:layer="layout" svg:width="5.424cm" svg:height="0.522cm" svg:x="4.635cm" svg:y="5.331cm">
          <text:p text:style-name="P1">0xcff00cac</text:p>
        </draw:rect>
        <draw:frame draw:style-name="gr2" draw:text-style-name="P2" draw:layer="layout" svg:width="2.411cm" svg:height="0.569cm" svg:x="2.171cm" svg:y="5.331cm">
          <draw:text-box>
            <text:p><text:span text:style-name="T1">0xcff00ca4</text:span></text:p>
          </draw:text-box>
        </draw:frame>
        <draw:rect draw:style-name="gr3" draw:text-style-name="P1" draw:layer="layout" svg:width="5.424cm" svg:height="0.522cm" svg:x="4.635cm" svg:y="5.83cm">
          <text:p text:style-name="P1">0x1024</text:p>
        </draw:rect>
        <draw:frame draw:style-name="gr2" draw:text-style-name="P2" draw:layer="layout" svg:width="2.411cm" svg:height="0.569cm" svg:x="2.171cm" svg:y="5.83cm">
          <draw:text-box>
            <text:p><text:span text:style-name="T1">0xcff00ca8</text:span></text:p>
          </draw:text-box>
        </draw:frame>
        <draw:rect draw:style-name="gr3" draw:text-style-name="P1" draw:layer="layout" svg:width="5.424cm" svg:height="0.522cm" svg:x="4.635cm" svg:y="6.331cm">
          <text:p text:style-name="P1">1</text:p>
        </draw:rect>
        <draw:frame draw:style-name="gr2" draw:text-style-name="P2" draw:layer="layout" svg:width="2.411cm" svg:height="0.569cm" svg:x="2.171cm" svg:y="6.331cm">
          <draw:text-box>
            <text:p><text:span text:style-name="T1">0xcff00cac</text:span></text:p>
          </draw:text-box>
        </draw:frame>
        <draw:rect draw:style-name="gr3" draw:text-style-name="P1" draw:layer="layout" svg:width="5.424cm" svg:height="0.522cm" svg:x="4.635cm" svg:y="6.83cm">
          <text:p text:style-name="P1">0xcff00cb8</text:p>
        </draw:rect>
        <draw:frame draw:style-name="gr2" draw:text-style-name="P2" draw:layer="layout" svg:width="2.411cm" svg:height="0.569cm" svg:x="2.171cm" svg:y="6.83cm">
          <draw:text-box>
            <text:p><text:span text:style-name="T1">0xcff00cb0</text:span></text:p>
          </draw:text-box>
        </draw:frame>
        <draw:rect draw:style-name="gr3" draw:text-style-name="P1" draw:layer="layout" svg:width="5.424cm" svg:height="0.522cm" svg:x="4.635cm" svg:y="7.331cm">
          <text:p text:style-name="P1">0x1024</text:p>
        </draw:rect>
        <draw:frame draw:style-name="gr2" draw:text-style-name="P2" draw:layer="layout" svg:width="2.411cm" svg:height="0.569cm" svg:x="2.171cm" svg:y="7.331cm">
          <draw:text-box>
            <text:p><text:span text:style-name="T1">0xcff00cb4</text:span></text:p>
          </draw:text-box>
        </draw:frame>
        <draw:rect draw:style-name="gr3" draw:text-style-name="P1" draw:layer="layout" svg:width="5.424cm" svg:height="0.522cm" svg:x="4.635cm" svg:y="7.83cm">
          <text:p text:style-name="P1">2</text:p>
        </draw:rect>
        <draw:frame draw:style-name="gr2" draw:text-style-name="P2" draw:layer="layout" svg:width="2.411cm" svg:height="0.569cm" svg:x="2.171cm" svg:y="7.83cm">
          <draw:text-box>
            <text:p><text:span text:style-name="T1">0xcff00cb8</text:span></text:p>
          </draw:text-box>
        </draw:frame>
        <draw:rect draw:style-name="gr3" draw:text-style-name="P1" draw:layer="layout" svg:width="5.424cm" svg:height="0.522cm" svg:x="4.635cm" svg:y="8.331cm">
          <text:p text:style-name="P1">0xcff00c84</text:p>
        </draw:rect>
        <draw:frame draw:style-name="gr2" draw:text-style-name="P2" draw:layer="layout" svg:width="2.411cm" svg:height="0.569cm" svg:x="2.171cm" svg:y="8.331cm">
          <draw:text-box>
            <text:p><text:span text:style-name="T1">0xcff00cbc</text:span></text:p>
          </draw:text-box>
        </draw:frame>
        <draw:rect draw:style-name="gr3" draw:text-style-name="P1" draw:layer="layout" svg:width="5.424cm" svg:height="0.522cm" svg:x="4.635cm" svg:y="8.83cm">
          <text:p text:style-name="P1">0x1024</text:p>
        </draw:rect>
        <draw:frame draw:style-name="gr2" draw:text-style-name="P2" draw:layer="layout" svg:width="2.411cm" svg:height="0.569cm" svg:x="2.171cm" svg:y="8.83cm">
          <draw:text-box>
            <text:p><text:span text:style-name="T1">0xcff00c80</text:span></text:p>
          </draw:text-box>
        </draw:frame>
        <draw:rect draw:style-name="gr3" draw:text-style-name="P1" draw:layer="layout" svg:width="5.424cm" svg:height="0.522cm" svg:x="4.635cm" svg:y="9.331cm">
          <text:p text:style-name="P1">3</text:p>
        </draw:rect>
        <draw:frame draw:style-name="gr2" draw:text-style-name="P2" draw:layer="layout" svg:width="2.411cm" svg:height="0.569cm" svg:x="2.171cm" svg:y="9.331cm">
          <draw:text-box>
            <text:p><text:span text:style-name="T1">0xcff00c84</text:span></text:p>
          </draw:text-box>
        </draw:frame>
        <draw:rect draw:style-name="gr3" draw:text-style-name="P1" draw:layer="layout" svg:width="5.424cm" svg:height="0.522cm" svg:x="4.635cm" svg:y="9.83cm">
          <text:p text:style-name="P1">0xcff00cd4</text:p>
        </draw:rect>
        <draw:frame draw:style-name="gr2" draw:text-style-name="P2" draw:layer="layout" svg:width="2.411cm" svg:height="0.569cm" svg:x="2.171cm" svg:y="9.83cm">
          <draw:text-box>
            <text:p><text:span text:style-name="T1">0xcff00c88</text:span></text:p>
          </draw:text-box>
        </draw:frame>
        <draw:rect draw:style-name="gr3" draw:text-style-name="P1" draw:layer="layout" svg:width="5.424cm" svg:height="0.522cm" svg:x="4.635cm" svg:y="10.331cm">
          <text:p text:style-name="P1">0x1044</text:p>
        </draw:rect>
        <draw:frame draw:style-name="gr2" draw:text-style-name="P2" draw:layer="layout" svg:width="2.411cm" svg:height="0.569cm" svg:x="2.171cm" svg:y="10.331cm">
          <draw:text-box>
            <text:p><text:span text:style-name="T1">0xcff00c8c</text:span></text:p>
          </draw:text-box>
        </draw:frame>
        <draw:rect draw:style-name="gr3" draw:text-style-name="P1" draw:layer="layout" svg:width="5.424cm" svg:height="0.522cm" svg:x="4.635cm" svg:y="10.83cm">
          <text:p text:style-name="P1">4</text:p>
        </draw:rect>
        <draw:frame draw:style-name="gr2" draw:text-style-name="P2" draw:layer="layout" svg:width="2.411cm" svg:height="0.569cm" svg:x="2.171cm" svg:y="10.83cm">
          <draw:text-box>
            <text:p><text:span text:style-name="T1">0xcff00cd0</text:span></text:p>
          </draw:text-box>
        </draw:frame>
        <draw:rect draw:style-name="gr3" draw:text-style-name="P1" draw:layer="layout" svg:width="5.424cm" svg:height="0.522cm" svg:x="4.635cm" svg:y="11.331cm">
          <text:p text:style-name="P1">0</text:p>
        </draw:rect>
        <draw:frame draw:style-name="gr2" draw:text-style-name="P2" draw:layer="layout" svg:width="2.411cm" svg:height="0.569cm" svg:x="2.171cm" svg:y="11.331cm">
          <draw:text-box>
            <text:p><text:span text:style-name="T1">0xcff00cd4</text:span></text:p>
          </draw:text-box>
        </draw:frame>
        <draw:rect draw:style-name="gr3" draw:text-style-name="P1" draw:layer="layout" svg:width="5.424cm" svg:height="0.522cm" svg:x="4.635cm" svg:y="11.83cm">
          <text:p text:style-name="P1">0xcff00cf4</text:p>
        </draw:rect>
        <draw:frame draw:style-name="gr2" draw:text-style-name="P2" draw:layer="layout" svg:width="2.411cm" svg:height="0.569cm" svg:x="2.171cm" svg:y="11.83cm">
          <draw:text-box>
            <text:p><text:span text:style-name="T1">0xcff00cd8</text:span></text:p>
          </draw:text-box>
        </draw:frame>
        <draw:rect draw:style-name="gr3" draw:text-style-name="P1" draw:layer="layout" svg:width="5.424cm" svg:height="0.522cm" svg:x="4.635cm" svg:y="12.331cm">
          <text:p text:style-name="P1">0x2110</text:p>
        </draw:rect>
        <draw:frame draw:style-name="gr2" draw:text-style-name="P2" draw:layer="layout" svg:width="2.411cm" svg:height="0.569cm" svg:x="2.171cm" svg:y="12.331cm">
          <draw:text-box>
            <text:p><text:span text:style-name="T1">0xcff00cdc</text:span></text:p>
          </draw:text-box>
        </draw:frame>
        <draw:rect draw:style-name="gr3" draw:text-style-name="P1" draw:layer="layout" svg:width="5.424cm" svg:height="0.522cm" svg:x="13.635cm" svg:y="2.33cm">
          <text:p text:style-name="P1">0</text:p>
        </draw:rect>
        <draw:frame draw:style-name="gr2" draw:text-style-name="P2" draw:layer="layout" svg:width="0.883cm" svg:height="0.569cm" svg:x="12.871cm" svg:y="2.33cm">
          <draw:text-box>
            <text:p><text:span text:style-name="T1">r0</text:span></text:p>
          </draw:text-box>
        </draw:frame>
        <draw:rect draw:style-name="gr1" draw:text-style-name="P1" draw:layer="layout" svg:width="5.424cm" svg:height="0.522cm" svg:x="13.635cm" svg:y="2.831cm">
          <text:p/>
        </draw:rect>
        <draw:frame draw:style-name="gr2" draw:text-style-name="P2" draw:layer="layout" svg:width="0.883cm" svg:height="0.569cm" svg:x="12.871cm" svg:y="2.831cm">
          <draw:text-box>
            <text:p><text:span text:style-name="T1">r1</text:span></text:p>
          </draw:text-box>
        </draw:frame>
        <draw:rect draw:style-name="gr1" draw:text-style-name="P1" draw:layer="layout" svg:width="5.424cm" svg:height="0.522cm" svg:x="13.635cm" svg:y="3.33cm">
          <text:p/>
        </draw:rect>
        <draw:frame draw:style-name="gr2" draw:text-style-name="P2" draw:layer="layout" svg:width="0.883cm" svg:height="0.569cm" svg:x="12.871cm" svg:y="3.33cm">
          <draw:text-box>
            <text:p><text:span text:style-name="T1">r2</text:span></text:p>
          </draw:text-box>
        </draw:frame>
        <draw:rect draw:style-name="gr1" draw:text-style-name="P1" draw:layer="layout" svg:width="5.424cm" svg:height="0.522cm" svg:x="13.635cm" svg:y="3.831cm">
          <text:p/>
        </draw:rect>
        <draw:frame draw:style-name="gr2" draw:text-style-name="P2" draw:layer="layout" svg:width="0.883cm" svg:height="0.569cm" svg:x="12.871cm" svg:y="3.831cm">
          <draw:text-box>
            <text:p><text:span text:style-name="T1">r3</text:span></text:p>
          </draw:text-box>
        </draw:frame>
        <draw:rect draw:style-name="gr1" draw:text-style-name="P1" draw:layer="layout" svg:width="5.424cm" svg:height="0.522cm" svg:x="13.635cm" svg:y="4.33cm">
          <text:p/>
        </draw:rect>
        <draw:frame draw:style-name="gr2" draw:text-style-name="P2" draw:layer="layout" svg:width="0.883cm" svg:height="0.569cm" svg:x="12.871cm" svg:y="4.33cm">
          <draw:text-box>
            <text:p><text:span text:style-name="T1">r4</text:span></text:p>
          </draw:text-box>
        </draw:frame>
        <draw:rect draw:style-name="gr3" draw:text-style-name="P1" draw:layer="layout" svg:width="5.424cm" svg:height="0.522cm" svg:x="13.635cm" svg:y="4.831cm">
          <text:p text:style-name="P3"><text:span text:style-name="T2">0xcff00c94</text:span></text:p>
        </draw:rect>
        <draw:frame draw:style-name="gr2" draw:text-style-name="P2" draw:layer="layout" svg:width="0.883cm" svg:height="0.569cm" svg:x="12.851cm" svg:y="4.791cm">
          <draw:text-box>
            <text:p><text:span text:style-name="T1">sp</text:span></text:p>
          </draw:text-box>
        </draw:frame>
        <draw:rect draw:style-name="gr3" draw:text-style-name="P1" draw:layer="layout" svg:width="5.424cm" svg:height="0.522cm" svg:x="13.635cm" svg:y="5.29cm">
          <text:p text:style-name="P3"><text:span text:style-name="T2">0xcff00c94</text:span></text:p>
        </draw:rect>
        <draw:frame draw:style-name="gr2" draw:text-style-name="P2" draw:layer="layout" svg:width="0.883cm" svg:height="0.569cm" svg:x="12.871cm" svg:y="5.33cm">
          <draw:text-box>
            <text:p><text:span text:style-name="T1">fp</text:span></text:p>
          </draw:text-box>
        </draw:frame>
        <draw:rect draw:style-name="gr3" draw:text-style-name="P1" draw:layer="layout" svg:width="5.424cm" svg:height="0.522cm" svg:x="13.635cm" svg:y="5.831cm">
          <text:p text:style-name="P3"><text:span text:style-name="T2">0x1004</text:span></text:p>
        </draw:rect>
        <draw:frame draw:style-name="gr2" draw:text-style-name="P2" draw:layer="layout" svg:width="0.883cm" svg:height="0.569cm" svg:x="12.871cm" svg:y="5.831cm">
          <draw:text-box>
            <text:p><text:span text:style-name="T1">pc</text:span></text:p>
          </draw:text-box>
        </draw:frame>
        <draw:frame draw:style-name="gr2" draw:text-style-name="P4" draw:layer="layout" svg:width="7.944cm" svg:height="7.883cm" svg:x="11.458cm" svg:y="6.799cm">
          <draw:text-box>
            <text:p text:style-name="P4"><text:s text:c="7"/>fact:</text:p>
            <text:p text:style-name="P4">0x1000 <text:s text:c="8"/>ld [fp+12] -&gt; %r0 <text:s text:c="2"/></text:p>
            <text:p text:style-name="P4">0x1004 <text:s text:c="8"/>cmp %r0, %g0</text:p>
            <text:p text:style-name="P4">0x1008 <text:s text:c="8"/>bne l1</text:p>
            <text:p text:style-name="P4">0x100c <text:s text:c="8"/>mov %g1 -&gt; %r0</text:p>
            <text:p text:style-name="P4">0x1010 <text:s text:c="8"/>ret</text:p>
            <text:p text:style-name="P4"><text:s text:c="7"/>l1:</text:p>
            <text:p text:style-name="P4">0x1014 <text:s text:c="8"/>ld [fp+12] -&gt; %r0 <text:s text:c="5"/></text:p>
            <text:p text:style-name="P4">0x1018 <text:s text:c="8"/>add %r0, %gm1 -&gt; %r0</text:p>
            <text:p text:style-name="P4">0x101c <text:s text:c="8"/>st %r0 -&gt; [sp]--</text:p>
            <text:p text:style-name="P4">0x1020 <text:s text:c="8"/>jsr fact <text:s text:c="14"/></text:p>
            <text:p text:style-name="P4">0x1024 <text:s text:c="8"/>pop #4 <text:s text:c="17"/></text:p>
            <text:p text:style-name="P4">0x1028 <text:s text:c="8"/>ld [fp+12] -&gt; %r1 <text:s text:c="4"/></text:p>
            <text:p text:style-name="P4">0x102c <text:s text:c="8"/>mul %r0, %r1 -&gt; %r0</text:p>
            <text:p text:style-name="P4">0x1030 <text:s text:c="8"/>ret</text:p>
            <text:p text:style-name="P4"><text:s text:c="7"/>main: </text:p>
            <text:p text:style-name="P4">0x1034 <text:s text:c="8"/>push #4</text:p>
            <text:p text:style-name="P4">0x1038 <text:s text:c="8"/>mov #4 -&gt; %r0</text:p>
            <text:p text:style-name="P4">0x103c <text:s text:c="8"/>st %r0 -&gt; [sp]--</text:p>
            <text:p text:style-name="P4">0x1040 <text:s text:c="8"/>jsr </text:p>
            <text:p text:style-name="P4">0x1044 <text:s text:c="8"/>pop #4</text:p>
            <text:p text:style-name="P4">0x1048 <text:s text:c="8"/>st %r0 -&gt; [fp]</text:p>
            <text:p text:style-name="P4">0x104c <text:s text:c="8"/>ret</text:p>
            <text:p text:style-name="P4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3T16:03:39</meta:creation-date>
    <dc:date>2010-03-04T09:18:59</dc:date>
    <meta:editing-duration>PT00H32M53S</meta:editing-duration>
    <meta:editing-cycles>5</meta:editing-cycles>
    <meta:generator>OpenOffice.org/3.1$Unix OpenOffice.org_project/310m19$Build-9420</meta:generator>
    <meta:document-statistic meta:object-count="59"/>
  </office:meta>
</office:document-meta>
</file>